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paragraph-properties fo:text-align="justify"/>
    </style:style>
    <style:style style:name="P16" style:parent-style-name="Normální" style:family="paragraph">
      <style:paragraph-properties fo:text-align="justify" fo:text-indent="0.25in"/>
    </style:style>
    <style:style style:name="P17" style:parent-style-name="Normální" style:family="paragraph">
      <style:paragraph-properties fo:text-align="justify"/>
    </style:style>
    <style:style style:name="P18" style:parent-style-name="Normální" style:family="paragraph">
      <style:paragraph-properties fo:text-align="justify"/>
    </style:style>
    <style:style style:name="P19" style:parent-style-name="odrážka1" style:family="paragraph">
      <style:paragraph-properties fo:text-align="justify"/>
    </style:style>
    <style:style style:name="P20" style:parent-style-name="odrážka1" style:family="paragraph">
      <style:paragraph-properties fo:text-align="justify"/>
    </style:style>
    <style:style style:name="P21" style:parent-style-name="odrážka1" style:family="paragraph">
      <style:paragraph-properties fo:text-align="justify" fo:margin-left="0.2958in">
        <style:tab-stops/>
      </style:paragraph-properties>
    </style:style>
    <style:style style:name="P22" style:parent-style-name="odrážka1" style:family="paragraph">
      <style:paragraph-properties fo:text-align="justify" fo:margin-left="0.2958in">
        <style:tab-stops/>
      </style:paragraph-properties>
    </style:style>
    <style:style style:name="P23" style:parent-style-name="odrážka1" style:family="paragraph">
      <style:paragraph-properties fo:text-align="justify" fo:margin-left="0.1972in" fo:text-indent="-0.1513in">
        <style:tab-stops/>
      </style:paragraph-properties>
    </style:style>
    <style:style style:name="P24" style:parent-style-name="odrážka1" style:family="paragraph">
      <style:paragraph-properties fo:text-align="justify" fo:margin-left="0.1972in" fo:text-indent="-0.1513in">
        <style:tab-stops/>
      </style:paragraph-properties>
    </style:style>
    <style:style style:name="T25" style:parent-style-name="Standardnípísmoodstavce" style:family="text">
      <style:text-properties style:font-name-complex="Calibri"/>
    </style:style>
    <style:style style:name="P26" style:parent-style-name="Normální" style:family="paragraph">
      <style:paragraph-properties fo:text-align="justify"/>
    </style:style>
    <style:style style:name="T27" style:parent-style-name="Standardnípísmoodstavce" style:family="text">
      <style:text-properties fo:font-weight="bold" style:font-weight-asian="bold"/>
    </style:style>
    <style:style style:name="P28" style:parent-style-name="Normální" style:family="paragraph">
      <style:paragraph-properties fo:text-align="justify"/>
      <style:text-properties fo:font-weight="bold" style:font-weight-asian="bold"/>
    </style:style>
    <style:style style:name="P29" style:parent-style-name="Normální" style:family="paragraph">
      <style:paragraph-properties fo:text-align="justify"/>
      <style:text-properties fo:font-weight="bold" style:font-weight-asian="bold"/>
    </style:style>
    <style:style style:name="P30" style:parent-style-name="Normální" style:family="paragraph">
      <style:paragraph-properties fo:text-align="justify"/>
    </style:style>
    <style:style style:name="P31" style:parent-style-name="Normální" style:family="paragraph">
      <style:paragraph-properties fo:text-align="justify"/>
      <style:text-properties fo:font-weight="bold" style:font-weight-asian="bold"/>
    </style:style>
    <style:style style:name="P32" style:parent-style-name="Normální" style:family="paragraph">
      <style:paragraph-properties fo:text-align="justify"/>
      <style:text-properties fo:font-weight="bold" style:font-weight-asian="bold"/>
    </style:style>
    <style:style style:name="P33" style:parent-style-name="Normální" style:family="paragraph">
      <style:paragraph-properties fo:text-align="justify"/>
      <style:text-properties fo:font-weight="bold" style:font-weight-asian="bold"/>
    </style:style>
    <style:style style:name="P34" style:parent-style-name="Normální" style:family="paragraph">
      <style:paragraph-properties fo:text-align="justify"/>
      <style:text-properties fo:color="#000000"/>
    </style:style>
    <style:style style:name="P35" style:parent-style-name="Prostýtext" style:family="paragraph">
      <style:paragraph-properties fo:text-align="justify"/>
    </style:style>
    <style:style style:name="P36" style:parent-style-name="Prostýtext" style:family="paragraph">
      <style:paragraph-properties fo:text-align="justify"/>
    </style:style>
    <style:style style:name="P37" style:parent-style-name="Normální" style:family="paragraph">
      <style:paragraph-properties fo:text-align="justify"/>
    </style:style>
    <style:style style:name="P38" style:parent-style-name="Normální" style:family="paragraph">
      <style:paragraph-properties fo:text-align="justify"/>
    </style:style>
    <style:style style:name="P39" style:parent-style-name="Normální" style:family="paragraph">
      <style:paragraph-properties fo:text-align="justify"/>
    </style:style>
    <style:style style:name="P40" style:parent-style-name="Normální" style:family="paragraph">
      <style:paragraph-properties fo:text-align="justify"/>
    </style:style>
    <style:style style:name="P41" style:parent-style-name="Normální" style:family="paragraph">
      <style:paragraph-properties fo:text-align="justify"/>
    </style:style>
    <style:style style:name="P42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43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44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45" style:parent-style-name="Normální" style:family="paragraph">
      <style:text-properties fo:color="#2E74B5"/>
    </style:style>
    <style:style style:name="P46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86/2021<text:bookmark-end text:name="Text14"/></text:p>
            <text:p text:style-name="Normální">KVOP-47838/2021<text:bookmark-end text:name="Text2"/></text:p>
            <text:p text:style-name="Normální"><text:bookmark-start text:name="Text6"/>11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ý pan</text:p>
            <text:p text:style-name="Normální">J. Ch.</text:p>
            <text:p text:style-name="Normální"><text:bookmark-start text:name="Text9"/>P. k.,<text:s/>z.s.<text:bookmark-end text:name="Text9"/></text:p>
            <text:p text:style-name="Normální"/>
            <text:p text:style-name="Normální"/>
            <text:p text:style-name="Normální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5">Vážený pane Ch.,</text:p>
      <text:p text:style-name="P16"/>
      <text:p text:style-name="P17">dne 5. 11. 2021 byla do Kanceláře veřejného ochránce práv doručena Vaše žádost podle zákona č. 106/1999 Sb., o svobodném přístupu k informacím, ve znění pozdějších předpisů, kterou žádáte o poskytnutí následujících informací:</text:p>
      <text:p text:style-name="P18"/>
      <text:list text:style-name="LFO12" text:continue-numbering="true">
        <text:list-item>
          <text:p text:style-name="P19">Poskytuje-li Kancelář veřejného ochránce práv svým zaměstnancům příspěvek na pojistné smlouvy soukromého životního pojištění uzavřené s Pojišťovnou jako pojistitelem? Prosíte o stručnou odpověď ano/ne</text:p>
        </text:list-item>
        <text:list-item>
          <text:p text:style-name="P20">V případě, že Kancelář<text:s/>veřejného ochránce práv poskytuje příspěvek na pojistné smlouvy soukromého životního pojištění zaměstnanců uzavřených s Pojišťovnou, žádáte o poskytnutí obecných doplňujících informací (vždy ve vztahu k pojistným smlouvám soukromého životního pojištění uzavřených zaměstnanci naší organizace s Pojišťovnou, nikoli s jinými pojišťovnami):</text:p>
        </text:list-item>
      </text:list>
      <text:list text:style-name="LFO4" text:continue-numbering="true">
        <text:list-item>
          <text:p text:style-name="P21">Kolik takových příspěvků jsme poskytli našim zaměstnancům v měsíci červnu 2021?</text:p>
        </text:list-item>
        <text:list-item>
          <text:p text:style-name="P22">Jaká byla průměrná výše příspěvku zaměstnavatele v měsíci červnu 2021?</text:p>
        </text:list-item>
        <text:list-item>
          <text:p text:style-name="P23">Mají zaměstnanci Kanceláře veřejného ochránce práv, kterým přispíváme na pojistné smlouvy soukromého životního pojištění uzavřených s Pojišťovnou, povinnost hradit pojistné nad rámec příspěvku zaměstnavatel? Prosíte o stručnou odpověď ano/ne.</text:p>
        </text:list-item>
        <text:list-item>
          <text:p text:style-name="P24">uplatnila Kancelář veřejného ochránce práv příspěvky na pojistné smlouvy soukromého životního pojištění zaměstnanců uzavřených s Pojišťovnou v souladu s ustanovením<text:s/><text:span text:style-name="T25">§<text:s/></text:span>24 odst. 2 písm. j) zákona č. 586/1992 Sb., o daních z příjmu, jako daňově uznatelný náklad na práva zaměstnanců vyplývající<text:s/>z kolektivní smlouvy či z jiného vnitřního předpisu zdaňovací období kalendářního roku 2020 (či jeho části)? Prosíte o stručnou odpověď.<text:s/></text:p>
        </text:list-item>
      </text:list>
      <text:p text:style-name="P26">Ve smyslu zákona o svobodném přístupu k informacím,<text:s/><text:span text:style-name="T27">se poskytují níže uvedené informace:</text:span></text:p>
      <text:p text:style-name="P28"/>
      <text:p text:style-name="P29">K bodu č. 1</text:p>
      <text:p text:style-name="P30">Ne</text:p>
      <text:p text:style-name="P31"/>
      <text:p text:style-name="P32"/>
      <text:p text:style-name="P33">K bodu č. 2</text:p>
      <text:soft-page-break/>
      <text:p text:style-name="P34">Kancelář veřejného ochránce práv neposkytuje příspěvek na pojistné smlouvy soukromého životního pojištění zaměstnancům.</text:p>
      <text:p text:style-name="P35"/>
      <text:p text:style-name="P36"><text:s text:c="4"/></text:p>
      <text:p text:style-name="P37">S pozdravem</text:p>
      <text:p text:style-name="P38"/>
      <text:p text:style-name="P39"/>
      <text:p text:style-name="P40"/>
      <text:p text:style-name="P41"/>
      <text:p text:style-name="P42"><text:s text:c="89"/>JUDr. Pavel Pořízek, Ph.D. v. r.</text:p>
      <text:p text:style-name="P43"><text:s text:c="82"/>vedoucí Kanceláře veřejného ochránce práv</text:p>
      <text:p text:style-name="P44"><text:s text:c="82"/>(dopis je elektronicky podepsán)</text:p>
      <text:p text:style-name="P45"/>
      <text:p text:style-name="P46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rážka1" style:display-name="odrážka 1)" style:family="paragraph" style:parent-style-name="Normální" style:list-style-name="LFO12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LFO12" style:display-name="LFO12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UAKO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3T09:03:00Z</meta:creation-date>
    <dc:date>2021-12-13T09:07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50" meta:character-count="2413" meta:row-count="17" meta:non-whitespace-character-count="2067"/>
  </office:meta>
</office:document-meta>
</file>